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5.715cm" svg:height="4.445cm" svg:x="5.445cm" svg:y="17.51cm">
          <text:p text:style-name="P1">A</text:p>
          <text:p text:style-name="P1">Insert 1</text:p>
          <text:p text:style-name="P1">Insert 2</text:p>
          <text:p text:style-name="P1">Insert 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15cm" svg:height="3.175cm" svg:x="5.445cm" svg:y="11.16cm">
          <text:p text:style-name="P1">B</text:p>
          <text:p text:style-name="P1">Include A</text:p>
          <text:p text:style-name="P1">Insert 4</text:p>
          <text:p text:style-name="P1">Remove 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15cm" svg:height="3.81cm" svg:x="2.905cm" svg:y="4.175cm">
          <text:p text:style-name="P1">C</text:p>
          <text:p text:style-name="P1">Include <text:s/>B</text:p>
          <text:p text:style-name="P1">Insert 5</text:p>
          <text:p text:style-name="P1">Insert 6</text:p>
          <text:p text:style-name="P1">Remove 1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715cm" svg:y1="7.985cm" svg:x2="8.62cm" svg:y2="11.16cm">
          <text:p/>
        </draw:line>
        <draw:line draw:style-name="gr2" draw:text-style-name="P2" draw:layer="layout" svg:x1="8.62cm" svg:y1="14.335cm" svg:x2="8.62cm" svg:y2="17.51cm">
          <text:p/>
        </draw:line>
        <draw:custom-shape draw:style-name="gr1" draw:text-style-name="P2" draw:layer="layout" svg:width="5.715cm" svg:height="3.81cm" svg:x="12.43cm" svg:y="4.175cm">
          <text:p text:style-name="P1">C1</text:p>
          <text:p text:style-name="P1">Include <text:s/>B</text:p>
          <text:p text:style-name="P1">Include A1</text:p>
          <text:p text:style-name="P1">Insert 7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97cm" svg:y1="7.985cm" svg:x2="8.62cm" svg:y2="11.16cm">
          <text:p/>
        </draw:line>
        <draw:custom-shape draw:style-name="gr1" draw:text-style-name="P2" draw:layer="layout" svg:width="4.445cm" svg:height="3.175cm" svg:x="14.97cm" svg:y="18.78cm">
          <text:p text:style-name="P1">A1</text:p>
          <text:p text:style-name="P1">Insert 6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97cm" svg:y1="7.985cm" svg:x2="16.875cm" svg:y2="18.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680m18$Build-9161</meta:generator>
    <meta:creation-date>2012-06-27T04:44:38</meta:creation-date>
    <dc:date>2012-06-27T05:23:47</dc:date>
    <dc:language>en-US</dc:language>
    <meta:editing-cycles>4</meta:editing-cycles>
    <meta:editing-duration>PT39M18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